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7.94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16.4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6pt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Ubuntu" fo:font-size="14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aa6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order-bottom="0.06pt solid #000000" fo:background-color="#faa61a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AREFAS</text:p>
          </table:table-cell>
          <table:covered-table-cell table:number-columns-repeated="2" table:style-name="Default"/>
          <table:table-cell table:style-name="ce4" office:value-type="string" calcext:value-type="string">
            <text:p>ULTIMA</text:p>
            <text:p> ATUALIZAÇÃO</text:p>
          </table:table-cell>
          <table:table-cell table:style-name="ce7" office:value-type="string" calcext:value-type="string" table:number-columns-spanned="3" table:number-rows-spanned="1">
            <text:p>COMPLEMENTOS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TO DO</text:p>
          </table:table-cell>
          <table:table-cell table:style-name="ce2" office:value-type="string" calcext:value-type="string">
            <text:p>DOING</text:p>
          </table:table-cell>
          <table:table-cell table:style-name="ce2" office:value-type="string" calcext:value-type="string">
            <text:p>DONE</text:p>
          </table:table-cell>
          <table:table-cell table:style-name="ce5" office:value-type="date" office:date-value="2018-02-25" calcext:value-type="date">
            <text:p>25/02/18</text:p>
          </table:table-cell>
          <table:table-cell table:style-name="ce7" office:value-type="string" calcext:value-type="string">
            <text:p>TO DO</text:p>
          </table:table-cell>
          <table:table-cell table:style-name="ce7" office:value-type="string" calcext:value-type="string">
            <text:p>DOING</text:p>
          </table:table-cell>
          <table:table-cell table:style-name="ce7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dastro de administrador</text:p>
          </table:table-cell>
          <table:table-cell table:number-columns-repeated="3"/>
          <table:table-cell office:value-type="string" calcext:value-type="string">
            <text:p>Finalizar slides da</text:p>
            <text:p> Página inicia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star Administradores</text:p>
          </table:table-cell>
          <table:table-cell table:number-columns-repeated="3"/>
          <table:table-cell office:value-type="string" calcext:value-type="string">
            <text:p>Melhorar botão ‘TO TOP’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terar Administrador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sativar Administrador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istar Client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ar Client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sativar Cliente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figurações do sistem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rcar horári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nviar e-mail para o</text:p>
            <text:p> Cliente confirmando o</text:p>
            <text:p> Agendamento de horário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C7:Planilha1.C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5:37.131760020</meta:creation-date>
    <meta:generator>LibreOffice/6.0.1.1$Linux_X86_64 LibreOffice_project/495c3e00b55e5e4e1259251ce74f1b4b6fa02ffa</meta:generator>
    <dc:date>2018-02-25T21:26:46.212356298</dc:date>
    <meta:editing-duration>PT21M8S</meta:editing-duration>
    <meta:editing-cycles>6</meta:editing-cycles>
    <meta:document-statistic meta:table-count="1" meta:cell-count="22" meta:object-count="0"/>
  </office:meta>
</office:document-meta>
</file>